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fo:font-weight="bold" officeooo:paragraph-rsid="000c4d51" style:font-weight-asian="bold" style:font-weight-complex="bold"/>
    </style:style>
    <style:style style:name="P7" style:family="paragraph" style:parent-style-name="Text_20_body">
      <style:text-properties officeooo:rsid="0020c7a7" officeooo:paragraph-rsid="000e757a"/>
    </style:style>
    <style:style style:name="P8" style:family="paragraph" style:parent-style-name="Standard">
      <style:paragraph-properties fo:text-align="justify" style:justify-single-word="false"/>
      <style:text-properties officeooo:paragraph-rsid="000c4d51"/>
    </style:style>
    <style:style style:name="P9" style:family="paragraph" style:parent-style-name="Text_20_body">
      <style:text-properties officeooo:rsid="000e757a" officeooo:paragraph-rsid="000e757a"/>
    </style:style>
    <style:style style:name="P10" style:family="paragraph" style:parent-style-name="Text_20_body">
      <style:text-properties officeooo:rsid="000f2476" officeooo:paragraph-rsid="000c4d51"/>
    </style:style>
    <style:style style:name="P11" style:family="paragraph" style:parent-style-name="Text_20_body">
      <style:text-properties officeooo:rsid="000f2476" officeooo:paragraph-rsid="000fe01b"/>
    </style:style>
    <style:style style:name="P12" style:family="paragraph" style:parent-style-name="Text_20_body">
      <style:text-properties officeooo:rsid="000e872d" officeooo:paragraph-rsid="000c4d51"/>
    </style:style>
    <style:style style:name="P13" style:family="paragraph" style:parent-style-name="Text_20_body">
      <style:text-properties officeooo:rsid="0010af9c" officeooo:paragraph-rsid="000fe0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0e757a"/>
    </style:style>
    <style:style style:name="T6" style:family="text">
      <style:text-properties officeooo:rsid="000e96a7"/>
    </style:style>
    <style:style style:name="T7" style:family="text">
      <style:text-properties officeooo:rsid="000f8401"/>
    </style:style>
    <style:style style:name="T8" style:family="text">
      <style:text-properties officeooo:rsid="00104e66"/>
    </style:style>
    <style:style style:name="T9" style:family="text">
      <style:text-properties officeooo:rsid="001301be"/>
    </style:style>
    <style:style style:name="T10" style:family="text">
      <style:text-properties officeooo:rsid="00146b3f"/>
    </style:style>
    <style:style style:name="T11" style:family="text">
      <style:text-properties officeooo:rsid="0014a39f"/>
    </style:style>
    <style:style style:name="T12" style:family="text">
      <style:text-properties officeooo:rsid="0015c1a9"/>
    </style:style>
    <style:style style:name="T13" style:family="text">
      <style:text-properties officeooo:rsid="00178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6">Nome scenario:</text:p>
          </table:table-cell>
          <table:table-cell table:style-name="Tabella9.B1" office:value-type="string">
            <text:p text:style-name="P7"><text:span text:style-name="T5">Visualizza </text:span><text:span text:style-name="T9">tipologia servizi attivi</text:span><text:span text:style-name="T7"> </text:span><text:span text:style-name="T5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6">Istanza degli attori partecipanti</text:p>
          </table:table-cell>
          <table:table-cell table:style-name="Tabella9.B2" office:value-type="string">
            <text:p text:style-name="P9">Giulio, 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 , </text:span><text:span text:style-name="T11">in seguito ad una modifica della scelta del servizio offerto dall'asilo Nido,</text:span><text:span text:style-name="T10">a quali servizi usufruisce</text:span><text:span text:style-name="T6"> </text:span><text:span text:style-name="T10">Paol</text:span><text:span text:style-name="T13">a</text:span><text:span text:style-name="T10"> Scarpa</text:span></text:p>
            <text:p text:style-name="P10"/>
            <text:p text:style-name="P3">2 <text:span text:style-name="T2">Seleziona <text:s/>l</text:span><text:span text:style-name="T9">a seconda</text:span><text:span text:style-name="T2"> linguetta </text:span><text:span text:style-name="T9">d</text:span><text:span text:style-name="T8">a destra</text:span><text:span text:style-name="T6"> </text:span><text:span text:style-name="T2">'</text:span><text:span text:style-name="T10">Tipologia servizi</text:span><text:span text:style-name="T2">' </text:span></text:p>
            <text:p text:style-name="P12"/>
            <text:p text:style-name="P3">3 <text:span text:style-name="T2">@silo mostra l'interfaccia richiesta </text:span><text:span text:style-name="T3">da Giulio</text:span></text:p>
            <text:p text:style-name="P10"/>
            <text:p text:style-name="P3">4 <text:span text:style-name="T2">Giulio scrive il nome “</text:span><text:span text:style-name="T10">Paol</text:span><text:span text:style-name="T13">a</text:span><text:span text:style-name="T10"> Scarpa</text:span><text:span text:style-name="T2">” all'interno del campo 'Ricerca </text:span><text:span text:style-name="T10">tipologia</text:span><text:span text:style-name="T3"> per</text:span><text:span text:style-name="T2"> Nome'</text:span></text:p>
            <text:p text:style-name="P12"/>
            <text:p text:style-name="P5">5 Clicca sul bottone 'Avvia Ricerca'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</text:span><text:span text:style-name="T10">visualizza la scelta '</text:span><text:span text:style-name="T12">PART-TIME MATTINA CON PASTO</text:span><text:span text:style-name="T10">'</text:span></text:p>
            <text:p text:style-name="P13"/>
            <text:p text:style-name="P4"><text:span text:style-name="T10">8</text:span><text:span text:style-name="T4"> Giulio esce dalla propria aria 'Amministratore'</text:span><text:span text:style-name="T3"> </text:span></text:p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23M48S</meta:editing-duration>
    <meta:editing-cycles>10</meta:editing-cycles>
    <meta:generator>LibreOffice/3.6$Windows_x86 LibreOffice_project/da8c1e6-fd468f4-454e206-f42a4a9-143cfd</meta:generator>
    <dc:date>2012-10-16T21:07:08.61</dc:date>
    <meta:document-statistic meta:table-count="1" meta:image-count="0" meta:object-count="0" meta:page-count="1" meta:paragraph-count="13" meta:word-count="115" meta:character-count="792" meta:non-whitespace-character-count="684"/>
  </office:meta>
</office:document-meta>
</file>